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3a19" officeooo:paragraph-rsid="000b3a19"/>
    </style:style>
    <style:style style:name="P2" style:family="paragraph" style:parent-style-name="Standard">
      <style:text-properties officeooo:rsid="000b3a19" officeooo:paragraph-rsid="000da751"/>
    </style:style>
    <style:style style:name="P3" style:family="paragraph" style:parent-style-name="Standard">
      <style:text-properties officeooo:paragraph-rsid="000dfa6c"/>
    </style:style>
    <style:style style:name="P4" style:family="paragraph" style:parent-style-name="Standard">
      <style:text-properties officeooo:rsid="0010937a" officeooo:paragraph-rsid="0010937a"/>
    </style:style>
    <style:style style:name="P5" style:family="paragraph" style:parent-style-name="Standard">
      <style:text-properties officeooo:rsid="0013f9b1" officeooo:paragraph-rsid="0013f9b1"/>
    </style:style>
    <style:style style:name="P6" style:family="paragraph" style:parent-style-name="Standard">
      <style:text-properties officeooo:rsid="0015ad57" officeooo:paragraph-rsid="0015ad57"/>
    </style:style>
    <style:style style:name="P7" style:family="paragraph" style:parent-style-name="Standard">
      <style:text-properties officeooo:rsid="001622b8" officeooo:paragraph-rsid="001622b8"/>
    </style:style>
    <style:style style:name="T1" style:family="text">
      <style:text-properties officeooo:rsid="000d0284"/>
    </style:style>
    <style:style style:name="T2" style:family="text">
      <style:text-properties officeooo:rsid="000da751"/>
    </style:style>
    <style:style style:name="T3" style:family="text">
      <style:text-properties officeooo:rsid="000dfa6c"/>
    </style:style>
    <style:style style:name="T4" style:family="text">
      <style:text-properties officeooo:rsid="000edf4d"/>
    </style:style>
    <style:style style:name="T5" style:family="text">
      <style:text-properties officeooo:rsid="00128646"/>
    </style:style>
    <style:style style:name="T6" style:family="text">
      <style:text-properties officeooo:rsid="0013f9b1"/>
    </style:style>
    <style:style style:name="T7" style:family="text">
      <style:text-properties officeooo:rsid="0015ad57"/>
    </style:style>
    <style:style style:name="T8" style:family="text">
      <style:text-properties officeooo:rsid="001622b8"/>
    </style:style>
    <style:style style:name="T9" style:family="text">
      <style:text-properties officeooo:rsid="00169f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emand to make complete kinematic reconstruction of the reaction products involves also CALIFA as a gamma-ray spectrometer in the low energy regime down to <text:s/>E_gamma &gt;= 100 keV. This means that for the 12C(p,2p)11B <text:s/>qfs-reaction we can identify and measure simultaneously the energy of the 2 correlated protons (as shown in previous sections) and gammas which may origin from the transition of 11B from an excited to the ground state (3/2-). <text:s/><text:span text:style-name="T1">The </text:span>γ-ray spectroscopy as a tool to measure populations of low-lying discrete states <text:span text:style-name="T1">aim to explore the excited states – in case of <text:s/>exotic nuclei – or in case of well known energy levels it can be used to probe theoretical shell predictions </text:span><text:span text:style-name="T2">and the according spectroscopic factors</text:span><text:span text:style-name="T1">. The known level scheme of 11B is shown in Figure blabla. </text:span></text:p>
      <text:p text:style-name="P2">Considering (s1/2 )2 (p3/2 )4 proton-shellconfiguration of the 12 C ground state, one can expect that the removal of one proton from the p-shell creates a hole-state with the momentum and parity of either (3/2− ) or (1/2− ). <text:span text:style-name="T2">The population of higher momentum states is strongly supressed due to indirect two-step processes or due to ground-state correlations in 12C, see Ref 60. </text:span></text:p>
      <text:p text:style-name="P3"><text:span text:style-name="T3">Moreover, some levels, such as the (5/2-) state with a transition of 4.4 MeV is not expected to be populated by qfs-reactions. This state origins from a coupling the total angular momentum <text:s/>of multiple unpaired nucleons (e.g. t</text:span>wo nucleons in p3/2​ <text:span text:style-name="T3">couple to J_12 = 2 and third nucleon in p1/3 with J3= ½). On the other side a population of such a state via qfs-reaction on the other side would contradict the mechanism behind qfs- reactions which </text:span><text:span text:style-name="T4">involves only an interaction with one nucleon within the nucleus without the influence of the <text:s/>A-1 spectator nucleons.</text:span></text:p>
      <text:p text:style-name="P4">Since the 11B fragments, moving at almost beam energy in forward direction, the emitted gammas from deexcitation are boosted and need to be doppler corrected. <text:span text:style-name="T5">As depicted from textbook </text:span><text:span text:style-name="T7">[1]</text:span><text:span text:style-name="T5"> </text:span><text:span text:style-name="T6">the </text:span><text:span text:style-name="T7">relation between the </text:span><text:span text:style-name="T6">gamma energy in <text:s/>center of mass frame of the 11B (approx same as the <text:s/>incoming 12C) is given by:</text:span></text:p>
      <text:p text:style-name="P4"/>
      <text:p text:style-name="P5">E_gamma = <text:span text:style-name="T7">E_0 *</text:span>gamma * (1-beta*cos(theta))</text:p>
      <text:p text:style-name="P5"/>
      <text:p text:style-name="P5">where theta is the polar angle of the gamma with respect to the <text:span text:style-name="T8">target</text:span> position in the laboratory frame¹. </text:p>
      <text:p text:style-name="P6">Thanks to the highly segmented CALIFA calorimeter it is possible to obtain precise theta values. <text:span text:style-name="T8">Within a detected gamma cluster in CALIFA the crystal with the highest measured energy is used as theta angle with respect to the target position to finally reconstruct the doppler corrected gamma energy E_0. </text:span></text:p>
      <text:p text:style-name="P7">The final gamma spectrum is shown in Figure blabla., where following cuts where applied <text:span text:style-name="T9">for the event selection:</text:span></text:p>
      <text:p text:style-name="P7"/>
      <text:p text:style-name="P6">→ <text:span text:style-name="T9">primary 12C beam</text:span></text:p>
      <text:p text:style-name="P6">→ <text:span text:style-name="T9">11B fragent identification via tracking detectors time of flight measurement between START and Sofia TOFW, see section Fragment identification</text:span></text:p>
      <text:p text:style-name="P6">→ <text:span text:style-name="T9">two high energy hits (= protons) with E_hit &gt; 30 MeV and polar angular correlation delta_phi = 180+-30/40 --→ TO CHECK again</text:span></text:p>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¹ <text:span text:style-name="T8">since the excited state 1/2- has a lifetime of 3.8 fs, see figure blabla, it is an immediate transistion , already occuring in the target region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2">@misc{schwartz_doppler,</text:p>
      <text:p text:style-name="P2"><text:s text:c="2"/>author <text:s text:c="6"/>= {Matthew Schwartz},</text:p>
      <text:p text:style-name="P2"><text:s text:c="2"/>title <text:s text:c="7"/>= {Lecture 21: The Doppler Effect},</text:p>
      <text:p text:style-name="P2"><text:s text:c="2"/>howpublished = {\url{https://scholar.harvard.edu/files/schwartz/files/lecture21-doppler.pdf}},</text:p>
      <text:p text:style-name="P2"><text:s text:c="2"/>note <text:s text:c="8"/>= {Accessed: 2025-05-15},</text:p>
      <text:p text:style-name="P2"><text:s text:c="2"/>year <text:s text:c="8"/>= {n.d.}</text:p>
      <text:p text:style-name="P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5T18:12:12.633566445</meta:creation-date>
    <dc:date>2025-05-15T20:05:25.467792578</dc:date>
    <meta:editing-duration>PT10M34S</meta:editing-duration>
    <meta:editing-cycles>2</meta:editing-cycles>
    <meta:generator>LibreOffice/7.3.7.2$Linux_X86_64 LibreOffice_project/30$Build-2</meta:generator>
    <meta:document-statistic meta:table-count="0" meta:image-count="0" meta:object-count="0" meta:page-count="3" meta:paragraph-count="19" meta:word-count="478" meta:character-count="3310" meta:non-whitespace-character-count="2482"/>
  </office:meta>
</office:document-meta>
</file>